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may ask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hy is it that you suddenly wished to
visit the Heavenly Palace?”</text:p>
          </table:table-cell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have several reasons, however...</text:p>
          </table:table-cell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 office:value-type="string">
            <text:p>Perhaps I had better save them for the journey.</text:p>
          </table:table-cell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 office:value-type="string">
            <text:p>Now, Gaora, let us boar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